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543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2791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1.1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sag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createdAt</text:p>
          </table:table-cell>
          <table:table-cell table:style-name="Default" office:value-type="string" calcext:value-type="string">
            <text:p>createdDate</text:p>
          </table:table-cell>
          <table:table-cell office:value-type="string" calcext:value-type="string">
            <text:p>message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tokens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2022-12-14 16:26:51.582</text:p>
          </table:table-cell>
          <table:table-cell office:value-type="string" calcext:value-type="string">
            <text:p>=LEFT(B2,10)</text:p>
          </table:table-cell>
          <table:table-cell office:value-type="string" calcext:value-type="string">
            <text:p>jacebenson</text:p>
          </table:table-cell>
          <table:table-cell office:value-type="string" calcext:value-type="string">
            <text:p>ask</text:p>
          </table:table-cell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55:18.73</text:p>
          </table:table-cell>
          <table:table-cell/>
          <table:table-cell office:value-type="string" calcext:value-type="string">
            <text:p>jacebenson</text:p>
          </table:table-cell>
          <table:table-cell office:value-type="string" calcext:value-type="string">
            <text:p>edit</text:p>
          </table:table-cell>
          <table:table-cell office:value-type="string" calcext:value-type="string">
            <text:p>sys_script_client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54:43.173</text:p>
          </table:table-cell>
          <table:table-cell/>
          <table:table-cell office:value-type="string" calcext:value-type="string">
            <text:p>jacebenson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sys_script_client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34:19.297</text:p>
          </table:table-cell>
          <table:table-cell/>
          <table:table-cell office:value-type="string" calcext:value-type="string">
            <text:p>jacebenson</text:p>
          </table:table-cell>
          <table:table-cell office:value-type="string" calcext:value-type="string">
            <text:p>ask</text:p>
          </table:table-cell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13:08.55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12:36.82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12:29.48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4:55.729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4:48.721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4:28.628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2:23.114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0:49.513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0:20.288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5:00:11.831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256" calcext:value-type="float">
            <text:p>25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59:42.542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59:01.685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58:19.237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52:33.637</text:p>
          </table:table-cell>
          <table:table-cell/>
          <table:table-cell office:value-type="string" calcext:value-type="string">
            <text:p>logan.caldwell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52:29.985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427" calcext:value-type="float">
            <text:p>42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51:49.811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48:38.711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421" calcext:value-type="float">
            <text:p>4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39:17.811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38:51.988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18:59.305</text:p>
          </table:table-cell>
          <table:table-cell/>
          <table:table-cell office:value-type="string" calcext:value-type="string">
            <text:p>logan.caldwell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17:19.043</text:p>
          </table:table-cell>
          <table:table-cell/>
          <table:table-cell office:value-type="string" calcext:value-type="string">
            <text:p>logan.caldwell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16:29.674</text:p>
          </table:table-cell>
          <table:table-cell/>
          <table:table-cell office:value-type="string" calcext:value-type="string">
            <text:p>logan.caldwell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4:16:13.305</text:p>
          </table:table-cell>
          <table:table-cell/>
          <table:table-cell office:value-type="string" calcext:value-type="string">
            <text:p>logan.caldwell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1:16:24.1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493" calcext:value-type="float">
            <text:p>49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1:14:53.501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1965" calcext:value-type="float">
            <text:p>19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1:12:17.798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11:11:44.069</text:p>
          </table:table-cell>
          <table:table-cell/>
          <table:table-cell office:value-type="string" calcext:value-type="string">
            <text:p>noyzmaker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8:57:27.014</text:p>
          </table:table-cell>
          <table:table-cell/>
          <table:table-cell office:value-type="string" calcext:value-type="string">
            <text:p>dmytro.suprun</text:p>
          </table:table-cell>
          <table:table-cell table:number-columns-repeated="2"/>
          <table:table-cell office:value-type="float" office:value="1056" calcext:value-type="float">
            <text:p>105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8:38:36.494</text:p>
          </table:table-cell>
          <table:table-cell/>
          <table:table-cell office:value-type="string" calcext:value-type="string">
            <text:p>dmytro.suprun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8:38:09.982</text:p>
          </table:table-cell>
          <table:table-cell/>
          <table:table-cell office:value-type="string" calcext:value-type="string">
            <text:p>dmytro.suprun</text:p>
          </table:table-cell>
          <table:table-cell table:number-columns-repeated="2"/>
          <table:table-cell office:value-type="float" office:value="747" calcext:value-type="float">
            <text:p>7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7:23:03.68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7:19:54.59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7:18:35.84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7:16:23.00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72" calcext:value-type="float">
            <text:p>3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7:15:06.62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7:14:42.11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55:31.84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46:55.505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39:57.778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39:07.812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5:57.839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355" calcext:value-type="float">
            <text:p>3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5:47.028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78" calcext:value-type="float">
            <text:p>2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5:29.424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87" calcext:value-type="float">
            <text:p>2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4:24.221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604" calcext:value-type="float">
            <text:p>260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4:03.378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593" calcext:value-type="float">
            <text:p>259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3:46.199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557" calcext:value-type="float">
            <text:p>255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3:20.66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597" calcext:value-type="float">
            <text:p>25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2:39.7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524" calcext:value-type="float">
            <text:p>25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1:13.742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20:44.379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17:54.384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6:10:37.322</text:p>
          </table:table-cell>
          <table:table-cell/>
          <table:table-cell office:value-type="string" calcext:value-type="string">
            <text:p>aravinda.ys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0:52:23.48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0:52:14.30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0:46:52.70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0:43:50.78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0:16:17.12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4 00:13:11.89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3:56:55.1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3:55:57.0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49:40.77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43:20.80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33:25.67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28:59.14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11:03.43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03:12.92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2:01:15.3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56:54.1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7" calcext:value-type="float">
            <text:p>2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55:57.1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40:30.3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13:17.665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12:52.964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12:21.414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09:04.684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08:13.1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388" calcext:value-type="float">
            <text:p>3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1:00:18.849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58:33.842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255" calcext:value-type="float">
            <text:p>2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53:51.437</text:p>
          </table:table-cell>
          <table:table-cell/>
          <table:table-cell office:value-type="string" calcext:value-type="string">
            <text:p>scribemonster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28:59.621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28:48.702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25:37.731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9:50.422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9:25.285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8:59.043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7:14.529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4:55.943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3:40.336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3:01.281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1:52.45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10:45.018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8:52.333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7:53.605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7:02.125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5:17.17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4:08.254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2:07.65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1:13.059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20:00:35.624</text:p>
          </table:table-cell>
          <table:table-cell/>
          <table:table-cell office:value-type="string" calcext:value-type="string">
            <text:p>mbieldev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9:21:07.845</text:p>
          </table:table-cell>
          <table:table-cell/>
          <table:table-cell office:value-type="string" calcext:value-type="string">
            <text:p>grgisme</text:p>
          </table:table-cell>
          <table:table-cell table:number-columns-repeated="2"/>
          <table:table-cell office:value-type="float" office:value="448" calcext:value-type="float">
            <text:p>44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8:51:29.04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8:51:14.63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7:23:04.992</text:p>
          </table:table-cell>
          <table:table-cell/>
          <table:table-cell office:value-type="string" calcext:value-type="string">
            <text:p>Jmh0523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7:22:15.452</text:p>
          </table:table-cell>
          <table:table-cell/>
          <table:table-cell office:value-type="string" calcext:value-type="string">
            <text:p>Jmh0523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7:16:04.856</text:p>
          </table:table-cell>
          <table:table-cell/>
          <table:table-cell office:value-type="string" calcext:value-type="string">
            <text:p>davenochapelle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20:31.32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19:09.3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18:05.89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03:17.763</text:p>
          </table:table-cell>
          <table:table-cell/>
          <table:table-cell office:value-type="string" calcext:value-type="string">
            <text:p>jesse.kelly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02:41.309</text:p>
          </table:table-cell>
          <table:table-cell/>
          <table:table-cell office:value-type="string" calcext:value-type="string">
            <text:p>jesse.kelly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02:19.142</text:p>
          </table:table-cell>
          <table:table-cell/>
          <table:table-cell office:value-type="string" calcext:value-type="string">
            <text:p>jesse.kelly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01:07.89</text:p>
          </table:table-cell>
          <table:table-cell/>
          <table:table-cell office:value-type="string" calcext:value-type="string">
            <text:p>jesse.kelly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6:00:41.165</text:p>
          </table:table-cell>
          <table:table-cell/>
          <table:table-cell office:value-type="string" calcext:value-type="string">
            <text:p>jesse.kelly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5:41:23.717</text:p>
          </table:table-cell>
          <table:table-cell/>
          <table:table-cell office:value-type="string" calcext:value-type="string">
            <text:p>gopal.g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13:41:40.43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32:47.82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9" calcext:value-type="float">
            <text:p>2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7:06.164</text:p>
          </table:table-cell>
          <table:table-cell/>
          <table:table-cell office:value-type="string" calcext:value-type="string">
            <text:p>abhishek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5:02.0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4:34.85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4:21.98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4:04.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3:43.20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3:11.4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2:47.67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2:40.442</text:p>
          </table:table-cell>
          <table:table-cell/>
          <table:table-cell office:value-type="string" calcext:value-type="string">
            <text:p>abhishek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2:32.69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1:08.153</text:p>
          </table:table-cell>
          <table:table-cell/>
          <table:table-cell office:value-type="string" calcext:value-type="string">
            <text:p>abhishek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20:27.6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18:14.55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15:52.97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14:39.6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13:20.70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12:14.28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10:10.01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08:20.10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7:06:35.74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57:32.87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56:52.91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56:20.91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54:05.38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52:35.47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48:13.35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45:27.07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45:10.73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6:40:02.4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5:55:28.31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5:53:29.47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5:47:31.44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5:23:35.15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40:15.58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31:52.21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24:40.115</text:p>
          </table:table-cell>
          <table:table-cell/>
          <table:table-cell office:value-type="string" calcext:value-type="string">
            <text:p>simon.templar</text:p>
          </table:table-cell>
          <table:table-cell table:number-columns-repeated="2"/>
          <table:table-cell office:value-type="float" office:value="462" calcext:value-type="float">
            <text:p>46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23:43.895</text:p>
          </table:table-cell>
          <table:table-cell/>
          <table:table-cell office:value-type="string" calcext:value-type="string">
            <text:p>simon.templar</text:p>
          </table:table-cell>
          <table:table-cell table:number-columns-repeated="2"/>
          <table:table-cell office:value-type="float" office:value="314" calcext:value-type="float">
            <text:p>3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14:12.61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13:54.18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11:27.91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11:08.7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06:43.5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04:18.41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4:01:03.4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5:04.54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4:59.42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4:22.26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3:56.95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3:24.97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3:06.7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55" calcext:value-type="float">
            <text:p>4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2:51.02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2:01.68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1:43.95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6" calcext:value-type="float">
            <text:p>29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51:31.04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15:43.78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10:10.34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9:25.11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7:16.91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5:02.24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7" calcext:value-type="float">
            <text:p>2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4:04.44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3:22.37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09" calcext:value-type="float">
            <text:p>50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2:48.6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1:58.74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3:01:02.27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2:37:49.3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78" calcext:value-type="float">
            <text:p>3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3 01:51:47.33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3:15:28.259</text:p>
          </table:table-cell>
          <table:table-cell/>
          <table:table-cell office:value-type="string" calcext:value-type="string">
            <text:p>mjaved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3:14:00.94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3:13:42.472</text:p>
          </table:table-cell>
          <table:table-cell/>
          <table:table-cell office:value-type="string" calcext:value-type="string">
            <text:p>mjaved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3:05:44.0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01" calcext:value-type="float">
            <text:p>4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2:10:36.242</text:p>
          </table:table-cell>
          <table:table-cell/>
          <table:table-cell office:value-type="string" calcext:value-type="string">
            <text:p>WitchDoctor</text:p>
          </table:table-cell>
          <table:table-cell table:number-columns-repeated="2"/>
          <table:table-cell office:value-type="float" office:value="243" calcext:value-type="float">
            <text:p>24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2:07:10.169</text:p>
          </table:table-cell>
          <table:table-cell/>
          <table:table-cell office:value-type="string" calcext:value-type="string">
            <text:p>WitchDoctor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2:04:33.195</text:p>
          </table:table-cell>
          <table:table-cell/>
          <table:table-cell office:value-type="string" calcext:value-type="string">
            <text:p>WitchDoctor</text:p>
          </table:table-cell>
          <table:table-cell table:number-columns-repeated="2"/>
          <table:table-cell office:value-type="float" office:value="361" calcext:value-type="float">
            <text:p>3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2:01:16.128</text:p>
          </table:table-cell>
          <table:table-cell/>
          <table:table-cell office:value-type="string" calcext:value-type="string">
            <text:p>WitchDoctor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2:00:35.8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2:00:03.80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1:59:52.133</text:p>
          </table:table-cell>
          <table:table-cell/>
          <table:table-cell office:value-type="string" calcext:value-type="string">
            <text:p>WitchDoctor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1:58:38.74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1:57:09.076</text:p>
          </table:table-cell>
          <table:table-cell/>
          <table:table-cell office:value-type="string" calcext:value-type="string">
            <text:p>WitchDoctor</text:p>
          </table:table-cell>
          <table:table-cell table:number-columns-repeated="2"/>
          <table:table-cell office:value-type="float" office:value="3178" calcext:value-type="float">
            <text:p>31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1:35:48.98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1:32:23.14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0:44:53.341</text:p>
          </table:table-cell>
          <table:table-cell/>
          <table:table-cell office:value-type="string" calcext:value-type="string">
            <text:p>mglaich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0:43:24.799</text:p>
          </table:table-cell>
          <table:table-cell/>
          <table:table-cell office:value-type="string" calcext:value-type="string">
            <text:p>mglaich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20:41:50.718</text:p>
          </table:table-cell>
          <table:table-cell/>
          <table:table-cell office:value-type="string" calcext:value-type="string">
            <text:p>mglaich</text:p>
          </table:table-cell>
          <table:table-cell table:number-columns-repeated="2"/>
          <table:table-cell office:value-type="float" office:value="2634" calcext:value-type="float">
            <text:p>26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9:37:01.113</text:p>
          </table:table-cell>
          <table:table-cell/>
          <table:table-cell office:value-type="string" calcext:value-type="string">
            <text:p>richard.zajdler</text:p>
          </table:table-cell>
          <table:table-cell table:number-columns-repeated="2"/>
          <table:table-cell office:value-type="float" office:value="531" calcext:value-type="float">
            <text:p>53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9:35:24.43</text:p>
          </table:table-cell>
          <table:table-cell/>
          <table:table-cell office:value-type="string" calcext:value-type="string">
            <text:p>richard.zajdler</text:p>
          </table:table-cell>
          <table:table-cell table:number-columns-repeated="2"/>
          <table:table-cell office:value-type="float" office:value="878" calcext:value-type="float">
            <text:p>8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9:33:06.795</text:p>
          </table:table-cell>
          <table:table-cell/>
          <table:table-cell office:value-type="string" calcext:value-type="string">
            <text:p>richard.zajdler</text:p>
          </table:table-cell>
          <table:table-cell table:number-columns-repeated="2"/>
          <table:table-cell office:value-type="float" office:value="266" calcext:value-type="float">
            <text:p>26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9:23:21.963</text:p>
          </table:table-cell>
          <table:table-cell/>
          <table:table-cell office:value-type="string" calcext:value-type="string">
            <text:p>richard.zajdler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9:20:40.395</text:p>
          </table:table-cell>
          <table:table-cell/>
          <table:table-cell office:value-type="string" calcext:value-type="string">
            <text:p>richard.zajdler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9:19:35.323</text:p>
          </table:table-cell>
          <table:table-cell/>
          <table:table-cell office:value-type="string" calcext:value-type="string">
            <text:p>richard.zajdler</text:p>
          </table:table-cell>
          <table:table-cell table:number-columns-repeated="2"/>
          <table:table-cell office:value-type="float" office:value="514" calcext:value-type="float">
            <text:p>5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7:55:23.2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7:55:04.40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7:54:54.66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7:40:34.06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7:29:13.1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7:27:48.4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5:17:42.173</text:p>
          </table:table-cell>
          <table:table-cell/>
          <table:table-cell office:value-type="string" calcext:value-type="string">
            <text:p>grgisme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1:25:37.048</text:p>
          </table:table-cell>
          <table:table-cell/>
          <table:table-cell office:value-type="string" calcext:value-type="string">
            <text:p>dvn21</text:p>
          </table:table-cell>
          <table:table-cell table:number-columns-repeated="2"/>
          <table:table-cell office:value-type="float" office:value="621" calcext:value-type="float">
            <text:p>6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1:02:50.945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503" calcext:value-type="float">
            <text:p>50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1:01:26.429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331" calcext:value-type="float">
            <text:p>33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9:53.725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9:42.336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9:15.07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9:04.727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8:03.221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7:42.283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10:55:19.59</text:p>
          </table:table-cell>
          <table:table-cell/>
          <table:table-cell office:value-type="string" calcext:value-type="string">
            <text:p>mrwalakala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8:22:07.902</text:p>
          </table:table-cell>
          <table:table-cell/>
          <table:table-cell office:value-type="string" calcext:value-type="string">
            <text:p>Ricow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8:20:53.774</text:p>
          </table:table-cell>
          <table:table-cell/>
          <table:table-cell office:value-type="string" calcext:value-type="string">
            <text:p>Ricow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8:20:02.866</text:p>
          </table:table-cell>
          <table:table-cell/>
          <table:table-cell office:value-type="string" calcext:value-type="string">
            <text:p>Ricow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8:16:35.884</text:p>
          </table:table-cell>
          <table:table-cell/>
          <table:table-cell office:value-type="string" calcext:value-type="string">
            <text:p>Ricow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8:15:36.539</text:p>
          </table:table-cell>
          <table:table-cell/>
          <table:table-cell office:value-type="string" calcext:value-type="string">
            <text:p>Ricow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6:54:37.372</text:p>
          </table:table-cell>
          <table:table-cell/>
          <table:table-cell office:value-type="string" calcext:value-type="string">
            <text:p>RahmanM</text:p>
          </table:table-cell>
          <table:table-cell table:number-columns-repeated="2"/>
          <table:table-cell office:value-type="float" office:value="1046" calcext:value-type="float">
            <text:p>104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6:54:01.316</text:p>
          </table:table-cell>
          <table:table-cell/>
          <table:table-cell office:value-type="string" calcext:value-type="string">
            <text:p>RahmanM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2 06:53:24.258</text:p>
          </table:table-cell>
          <table:table-cell/>
          <table:table-cell office:value-type="string" calcext:value-type="string">
            <text:p>RahmanM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23:58:35.72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20:17:12.17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20:15:50.79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20:10:53.06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20:04:08.10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20:00:47.8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9:55:03.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9:53:53.5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9:52:23.4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9:48:25.48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8:20:00.188</text:p>
          </table:table-cell>
          <table:table-cell/>
          <table:table-cell office:value-type="string" calcext:value-type="string">
            <text:p>edomessi</text:p>
          </table:table-cell>
          <table:table-cell table:number-columns-repeated="2"/>
          <table:table-cell office:value-type="float" office:value="838" calcext:value-type="float">
            <text:p>83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8:18:34.245</text:p>
          </table:table-cell>
          <table:table-cell/>
          <table:table-cell office:value-type="string" calcext:value-type="string">
            <text:p>edomessi</text:p>
          </table:table-cell>
          <table:table-cell table:number-columns-repeated="2"/>
          <table:table-cell office:value-type="float" office:value="292" calcext:value-type="float">
            <text:p>29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17:40:17.375</text:p>
          </table:table-cell>
          <table:table-cell/>
          <table:table-cell office:value-type="string" calcext:value-type="string">
            <text:p>Dolo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8:31:26.682</text:p>
          </table:table-cell>
          <table:table-cell/>
          <table:table-cell office:value-type="string" calcext:value-type="string">
            <text:p>shaoservicenow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8:30:41.19</text:p>
          </table:table-cell>
          <table:table-cell/>
          <table:table-cell office:value-type="string" calcext:value-type="string">
            <text:p>shaoservicenow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8:30:24.964</text:p>
          </table:table-cell>
          <table:table-cell/>
          <table:table-cell office:value-type="string" calcext:value-type="string">
            <text:p>shaoservicenow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53:33.29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52:55.81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50:01.2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61" calcext:value-type="float">
            <text:p>2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45:36.92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44:27.81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41:28.69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41:21.69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9" calcext:value-type="float">
            <text:p>2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41:08.54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62" calcext:value-type="float">
            <text:p>26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40:23.95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34:33.65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34:21.07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32:53.20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31:31.16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30:41.28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30:32.49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29:37.29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29:30.63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29:26.20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29:18.7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7:29:03.0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2" calcext:value-type="float">
            <text:p>24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5:25:52.2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79" calcext:value-type="float">
            <text:p>2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5:05:37.274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5:01:51.21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672" calcext:value-type="float">
            <text:p>6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1 05:00:54.628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58:38.06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16" calcext:value-type="float">
            <text:p>3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58:27.3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56:26.75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34" calcext:value-type="float">
            <text:p>3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42:02.7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13" calcext:value-type="float">
            <text:p>41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35:28.05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97" calcext:value-type="float">
            <text:p>5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25:50.35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65" calcext:value-type="float">
            <text:p>3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3:23:38.03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23" calcext:value-type="float">
            <text:p>4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56:54.82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96" calcext:value-type="float">
            <text:p>39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54:50.6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54:40.1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52:32.43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17" calcext:value-type="float">
            <text:p>31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46:17.24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40:42.42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48" calcext:value-type="float">
            <text:p>54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37:59.72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8" calcext:value-type="float">
            <text:p>32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2:36:56.58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4" calcext:value-type="float">
            <text:p>3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1:54:47.728</text:p>
          </table:table-cell>
          <table:table-cell/>
          <table:table-cell office:value-type="string" calcext:value-type="string">
            <text:p>chrisp28103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1:54:30.675</text:p>
          </table:table-cell>
          <table:table-cell/>
          <table:table-cell office:value-type="string" calcext:value-type="string">
            <text:p>chrisp28103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1:06:53.68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09" calcext:value-type="float">
            <text:p>100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1:05:47.31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25" calcext:value-type="float">
            <text:p>62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20:26:55.64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29" calcext:value-type="float">
            <text:p>4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7:02:29.327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7:00:35.881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6:59:41.762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85" calcext:value-type="float">
            <text:p>48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6:36:55.51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394" calcext:value-type="float">
            <text:p>3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6:11:58.719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10" calcext:value-type="float">
            <text:p>41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6:11:16.287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6:02:33.592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389" calcext:value-type="float">
            <text:p>38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5:55:52.063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5:24:04.931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38" calcext:value-type="float">
            <text:p>43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5:22:54.924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414" calcext:value-type="float">
            <text:p>4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2:42.587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2:40.452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2:04.55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1:50.316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1:49.91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1:47.452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1:29.26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352" calcext:value-type="float">
            <text:p>35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51:28.61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339" calcext:value-type="float">
            <text:p>3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49:59.681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377" calcext:value-type="float">
            <text:p>3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49:59.568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49:58.136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49:10.885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49:10.59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10:49:09.451</text:p>
          </table:table-cell>
          <table:table-cell/>
          <table:table-cell office:value-type="string" calcext:value-type="string">
            <text:p>amansingh.30025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35:47.7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35:37.5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35:23.10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34:51.69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32:37.94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32:25.43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9:21.9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8:38.2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8:21.09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58" calcext:value-type="float">
            <text:p>5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7:45.39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7:27.11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57" calcext:value-type="float">
            <text:p>35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7:11.17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63" calcext:value-type="float">
            <text:p>4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20:37.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13:58.8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02:32.60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02:11.90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01:31.4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8:01:07.67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51:04.72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9:57.8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9:28.26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8:24.97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7:46.87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7:37.51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7:11.79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6:20.14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5:43.59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44:01.4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3:30.38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3:23.08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3:11.93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2:27.39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1:38.52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1:32.0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1:27.15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1:19.37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1:10.57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30:47.02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9:50.1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9:35.9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9:09.42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9:05.01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30" calcext:value-type="float">
            <text:p>63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7:43.18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7:15.69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6:29.83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6:13.48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5:58.13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5:42.36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5:19.23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4:56.9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4:45.93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4:16.02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4:08.34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3:56.49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3:16.43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3:03.02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2:26.76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2:24.2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1:54.81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1:06.69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0:43.6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0:27.3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0:07.80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20:02.51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9:38.73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8:45.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6:27.24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6:15.07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5:55.08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33" calcext:value-type="float">
            <text:p>63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5:16.2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34" calcext:value-type="float">
            <text:p>6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4:59.17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12:15.73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09:53.60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09:46.2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32" calcext:value-type="float">
            <text:p>6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09:17.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08:12.12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7:05:44.27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5:25:18.702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5:02:30.933</text:p>
          </table:table-cell>
          <table:table-cell/>
          <table:table-cell office:value-type="string" calcext:value-type="string">
            <text:p>kenny.g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44:21.933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387" calcext:value-type="float">
            <text:p>3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42:38.168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41:59.087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2459" calcext:value-type="float">
            <text:p>24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41:22.921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1374" calcext:value-type="float">
            <text:p>13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25:15.993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432" calcext:value-type="float">
            <text:p>43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10:40.617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337" calcext:value-type="float">
            <text:p>33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10:06.109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376" calcext:value-type="float">
            <text:p>3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09:43.253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01:27.136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338" calcext:value-type="float">
            <text:p>33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4:00:20.408</text:p>
          </table:table-cell>
          <table:table-cell/>
          <table:table-cell office:value-type="string" calcext:value-type="string">
            <text:p>am_shakeel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3:43:14.83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324" calcext:value-type="float">
            <text:p>33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1:33:43.451</text:p>
          </table:table-cell>
          <table:table-cell/>
          <table:table-cell office:value-type="string" calcext:value-type="string">
            <text:p>erik.anderson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1:31:24.406</text:p>
          </table:table-cell>
          <table:table-cell/>
          <table:table-cell office:value-type="string" calcext:value-type="string">
            <text:p>erik.anderson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1:30:27.66</text:p>
          </table:table-cell>
          <table:table-cell/>
          <table:table-cell office:value-type="string" calcext:value-type="string">
            <text:p>erik.anderson</text:p>
          </table:table-cell>
          <table:table-cell table:number-columns-repeated="2"/>
          <table:table-cell office:value-type="float" office:value="275" calcext:value-type="float">
            <text:p>2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1:27:04.403</text:p>
          </table:table-cell>
          <table:table-cell/>
          <table:table-cell office:value-type="string" calcext:value-type="string">
            <text:p>erik.anderson</text:p>
          </table:table-cell>
          <table:table-cell table:number-columns-repeated="2"/>
          <table:table-cell office:value-type="float" office:value="274" calcext:value-type="float">
            <text:p>2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1:26:26.583</text:p>
          </table:table-cell>
          <table:table-cell/>
          <table:table-cell office:value-type="string" calcext:value-type="string">
            <text:p>erik.anderson</text:p>
          </table:table-cell>
          <table:table-cell table:number-columns-repeated="2"/>
          <table:table-cell office:value-type="float" office:value="305" calcext:value-type="float">
            <text:p>30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10 01:26:04.768</text:p>
          </table:table-cell>
          <table:table-cell/>
          <table:table-cell office:value-type="string" calcext:value-type="string">
            <text:p>erik.anderson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2:55:31.762</text:p>
          </table:table-cell>
          <table:table-cell/>
          <table:table-cell office:value-type="string" calcext:value-type="string">
            <text:p>catwood2</text:p>
          </table:table-cell>
          <table:table-cell table:number-columns-repeated="2"/>
          <table:table-cell office:value-type="float" office:value="1044" calcext:value-type="float">
            <text:p>104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2:18:21.646</text:p>
          </table:table-cell>
          <table:table-cell/>
          <table:table-cell office:value-type="string" calcext:value-type="string">
            <text:p>catwood2</text:p>
          </table:table-cell>
          <table:table-cell table:number-columns-repeated="2"/>
          <table:table-cell office:value-type="float" office:value="1050" calcext:value-type="float">
            <text:p>10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2:17:55.245</text:p>
          </table:table-cell>
          <table:table-cell/>
          <table:table-cell office:value-type="string" calcext:value-type="string">
            <text:p>catwood2</text:p>
          </table:table-cell>
          <table:table-cell table:number-columns-repeated="2"/>
          <table:table-cell office:value-type="float" office:value="933" calcext:value-type="float">
            <text:p>93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2:16:53.326</text:p>
          </table:table-cell>
          <table:table-cell/>
          <table:table-cell office:value-type="string" calcext:value-type="string">
            <text:p>catwood2</text:p>
          </table:table-cell>
          <table:table-cell table:number-columns-repeated="2"/>
          <table:table-cell office:value-type="float" office:value="645" calcext:value-type="float">
            <text:p>6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7:22.561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7:15.375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7:06.599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6:55.575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6:46.122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4:50.328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4:04.948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2:09.269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1:50.981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20:39.527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9:26.547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7:14.049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6:53.974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6:19.153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5:39.304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5:09.436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4:53.985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3:51.864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1:17.252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10:32.94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09:57.657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09:43.365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20:09:17.002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19:34.08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19:14.58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19:01.609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18:23.102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15:18.50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14:41.599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4:35.297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4:06.802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3:21.3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2:39.988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2:30.245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1:56.8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7:01:25.216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57:44.21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57:00.14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329" calcext:value-type="float">
            <text:p>3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53:58.69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53:19.987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53:10.58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52:30.243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43:47.72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43:01.0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74" calcext:value-type="float">
            <text:p>4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41:45.186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41:24.358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75" calcext:value-type="float">
            <text:p>47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41:09.917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76" calcext:value-type="float">
            <text:p>4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8:47.119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53" calcext:value-type="float">
            <text:p>4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7:29.29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17" calcext:value-type="float">
            <text:p>41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6:04.972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16" calcext:value-type="float">
            <text:p>41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4:56.775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40" calcext:value-type="float">
            <text:p>44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3:12.825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20" calcext:value-type="float">
            <text:p>4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2:27.18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412" calcext:value-type="float">
            <text:p>41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1:40.297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277" calcext:value-type="float">
            <text:p>2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0:47.73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583" calcext:value-type="float">
            <text:p>5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30:24.07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29:23.629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251" calcext:value-type="float">
            <text:p>25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27:11.571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02:46.594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6:02:15.512</text:p>
          </table:table-cell>
          <table:table-cell/>
          <table:table-cell office:value-type="string" calcext:value-type="string">
            <text:p>rcastillo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5:56:17.292</text:p>
          </table:table-cell>
          <table:table-cell/>
          <table:table-cell office:value-type="string" calcext:value-type="string">
            <text:p>mjonsson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5:55:31.098</text:p>
          </table:table-cell>
          <table:table-cell/>
          <table:table-cell office:value-type="string" calcext:value-type="string">
            <text:p>mjonsson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5:53:41.641</text:p>
          </table:table-cell>
          <table:table-cell/>
          <table:table-cell office:value-type="string" calcext:value-type="string">
            <text:p>mjonsson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5:24:53.525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15:24:39.49</text:p>
          </table:table-cell>
          <table:table-cell/>
          <table:table-cell office:value-type="string" calcext:value-type="string">
            <text:p>max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6:54:14.80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62" calcext:value-type="float">
            <text:p>36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6:53:38.27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53" calcext:value-type="float">
            <text:p>3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6:53:14.10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6:52:55.5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6:52:16.65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6:51:42.14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54:05.21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84" calcext:value-type="float">
            <text:p>48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52:28.9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49" calcext:value-type="float">
            <text:p>4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52:04.6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78" calcext:value-type="float">
            <text:p>4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50:38.10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48:43.20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42:49.71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9:21.63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7:34.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6:57.55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33" calcext:value-type="float">
            <text:p>43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4:18.0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90" calcext:value-type="float">
            <text:p>49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2:34.96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2:19.0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32:03.87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9:41.12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9:14.4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9:08.6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8:53.40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8:32.82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8:04.25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2:09.1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21:18.75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09:29.88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655" calcext:value-type="float">
            <text:p>36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5:08:44.10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655" calcext:value-type="float">
            <text:p>365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4:03:03.78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4:02:49.44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3:49:48.4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3:45:53.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3:40:21.12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92" calcext:value-type="float">
            <text:p>159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3:37:32.4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3:17:19.622</text:p>
          </table:table-cell>
          <table:table-cell/>
          <table:table-cell office:value-type="string" calcext:value-type="string">
            <text:p>scribe.monster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2:55:09.444</text:p>
          </table:table-cell>
          <table:table-cell/>
          <table:table-cell office:value-type="string" calcext:value-type="string">
            <text:p>scribe.monster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2:54:26.31</text:p>
          </table:table-cell>
          <table:table-cell/>
          <table:table-cell office:value-type="string" calcext:value-type="string">
            <text:p>scribe.monster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2:53:56.117</text:p>
          </table:table-cell>
          <table:table-cell/>
          <table:table-cell office:value-type="string" calcext:value-type="string">
            <text:p>scribe.monster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2:53:50.05</text:p>
          </table:table-cell>
          <table:table-cell/>
          <table:table-cell office:value-type="string" calcext:value-type="string">
            <text:p>scribe.monster</text:p>
          </table:table-cell>
          <table:table-cell table:number-columns-repeated="2"/>
          <table:table-cell office:value-type="float" office:value="286" calcext:value-type="float">
            <text:p>2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2:52:48.609</text:p>
          </table:table-cell>
          <table:table-cell/>
          <table:table-cell office:value-type="string" calcext:value-type="string">
            <text:p>scribe.monster</text:p>
          </table:table-cell>
          <table:table-cell table:number-columns-repeated="2"/>
          <table:table-cell office:value-type="float" office:value="309" calcext:value-type="float">
            <text:p>30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51:56.55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51:41.14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51:23.78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51:08.47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50:48.6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50:34.09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48:56.72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1:07:49.98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0:57:50.73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0:57:39.60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0:57:27.3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9 00:57:22.5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3:34:52.79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3:34:45.11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3:33:03.95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56:47.084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55:04.169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53:12.32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51:48.936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9:46.814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8:30.41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5:53.36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5:14.735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4:54.96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4:05.952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42:53.265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31:41.325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31:06.266</text:p>
          </table:table-cell>
          <table:table-cell/>
          <table:table-cell office:value-type="string" calcext:value-type="string">
            <text:p>mb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18:06.42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17:42.87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17:02.53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2:14:32.43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48:15.3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19" calcext:value-type="float">
            <text:p>71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43:16.20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57" calcext:value-type="float">
            <text:p>135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42:49.53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81" calcext:value-type="float">
            <text:p>138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25:24.54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17:39.9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15:20.43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09:56.374</text:p>
          </table:table-cell>
          <table:table-cell/>
          <table:table-cell office:value-type="string" calcext:value-type="string">
            <text:p>kevin.eldridge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21:00:04.312</text:p>
          </table:table-cell>
          <table:table-cell/>
          <table:table-cell office:value-type="string" calcext:value-type="string">
            <text:p>kevin.eldridge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8:00:54.63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8:00:18.37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9:46.38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9:25.88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8:55.38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8:32.35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8:07.7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7:40.22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4:28.7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53:53.97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7:17:07.73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22:54.031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253" calcext:value-type="float">
            <text:p>25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21:43.497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9:36.497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8:50.939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7:48.98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6:15.208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5:51.872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5:43.028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5:20.061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14:41.283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9:05.049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7:11.335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6:19.097</text:p>
          </table:table-cell>
          <table:table-cell/>
          <table:table-cell office:value-type="string" calcext:value-type="string">
            <text:p>jeffl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4:14.9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24" calcext:value-type="float">
            <text:p>4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3:32.52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15" calcext:value-type="float">
            <text:p>31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2:47.94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2:14.49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6:01:16.72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5:59:23.10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41:18.654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40:58.816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40:46.847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40:14.03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9:35.89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9:20.714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9:01.21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8:35.424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3:22.081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3:09.381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2:32.348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10:31:30.105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9:48:07.284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308" calcext:value-type="float">
            <text:p>30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9:47:11.012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245" calcext:value-type="float">
            <text:p>2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9:46:52.518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283" calcext:value-type="float">
            <text:p>28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9:44:30.575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9:43:35.812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8:09:03.78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8:08:30.68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8:07:44.7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7:46:02.579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1086" calcext:value-type="float">
            <text:p>1086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7:44:49.728</text:p>
          </table:table-cell>
          <table:table-cell/>
          <table:table-cell office:value-type="string" calcext:value-type="string">
            <text:p>anders.figenschow</text:p>
          </table:table-cell>
          <table:table-cell table:number-columns-repeated="2"/>
          <table:table-cell office:value-type="float" office:value="834" calcext:value-type="float">
            <text:p>83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7:37:44.2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63" calcext:value-type="float">
            <text:p>26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7:33:46.1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1" calcext:value-type="float">
            <text:p>29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53:14.69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52:30.52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80" calcext:value-type="float">
            <text:p>48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51:57.87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312" calcext:value-type="float">
            <text:p>31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51:15.65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18" calcext:value-type="float">
            <text:p>41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50:43.388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50:18.26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49:32.2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73" calcext:value-type="float">
            <text:p>2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42:57.9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298" calcext:value-type="float">
            <text:p>29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40:17.96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39:58.1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39:29.4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37:35.28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31:29.26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16:51.56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467" calcext:value-type="float">
            <text:p>4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16:01.92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14:19.7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2" calcext:value-type="float">
            <text:p>582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11:31.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09:21.81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6:07:36.18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08" calcext:value-type="float">
            <text:p>60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9:09.19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8:09.90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7:10.51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6:45.63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6:26.80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6:13.485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4:13.11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3:59.02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0:31.594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50:19.2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49:59.65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49:32.151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49:08.233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5:48:31.017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1:55:57.549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string" calcext:value-type="string">
            <text:p>/functions/scribe</text:p>
          </table:table-cell>
        </table:table-row>
        <table:table-row table:style-name="ro1">
          <table:table-cell office:value-type="string" calcext:value-type="string">
            <text:p>2022-12-08 01:50:39.36</text:p>
          </table:table-cell>
          <table:table-cell/>
          <table:table-cell office:value-type="string" calcext:value-type="string">
            <text:p>jacebenson</text:p>
          </table:table-cell>
          <table:table-cell table:number-columns-repeated="2"/>
          <table:table-cell office:value-type="float" office:value="508" calcext:value-type="float">
            <text:p>508</text:p>
          </table:table-cell>
          <table:table-cell office:value-type="string" calcext:value-type="string">
            <text:p>/functions/scribe</text:p>
          </table:table-cell>
        </table:table-row>
      </table:table>
      <table:table table:name="Pivot Table_usage_1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4T11:00:48.086956084</dc:date>
    <meta:editing-duration>PT6M23S</meta:editing-duration>
    <meta:editing-cycles>2</meta:editing-cycles>
    <meta:generator>LibreOffice/7.3.7.2$Linux_X86_64 LibreOffice_project/30$Build-2</meta:generator>
    <meta:document-statistic meta:table-count="2" meta:cell-count="2626" meta:object-count="0"/>
  </office:meta>
</office:document-meta>
</file>